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2024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2023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2022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2021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2020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201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2018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2017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2016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2015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2014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2013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2011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2010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2008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2005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2005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2003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2003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2001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2001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2000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1999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1998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1997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1995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1995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1994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1993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1992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1991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78" calcext:value-type="float">
            <text:p>54.7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1990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1989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1988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908" calcext:value-type="float">
            <text:p>53.5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1987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5512" calcext:value-type="float">
            <text:p>53.2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1986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2632" calcext:value-type="float">
            <text:p>53.06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1985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1984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1983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7504" calcext:value-type="float">
            <text:p>51.6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198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2224" calcext:value-type="float">
            <text:p>51.3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198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198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1979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764" calcext:value-type="float">
            <text:p>49.6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1978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1977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1976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1975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1974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1973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1972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2</text:p>
          </table:table-cell>
          <table:table-cell office:value-type="string" calcext:value-type="string">
            <text:p>1969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1" meta:object-count="0"/>
    <meta:user-defined meta:name="AppVersion">3.0</meta:user-defined>
  </office:meta>
</office:document-meta>
</file>